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나눔고딕" svg:font-family="나눔고딕" style:font-family-generic="system" style:font-pitch="variable"/>
    <style:font-face style:name="나눔고딕1" svg:font-family="나눔고딕" style:font-family-generic="roman" style:font-pitch="variable"/>
    <style:font-face style:name="나눔명조" svg:font-family="나눔명조" style:font-family-generic="roman" style:font-pitch="variable"/>
    <style:font-face style:name="나눔명조1" svg:font-family="나눔명조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0d0d0" draw:textarea-horizontal-align="justify" draw:textarea-vertical-align="middle" draw:auto-grow-height="false" fo:min-height="3.25cm" fo:min-width="6cm" loext:decorative="false"/>
    </style:style>
    <style:style style:name="gr2" style:family="graphic" style:parent-style-name="standard">
      <style:graphic-properties draw:fill-color="#ffffff" draw:opacity="100%" draw:textarea-horizontal-align="justify" draw:textarea-vertical-align="middle" draw:auto-grow-height="false" fo:min-height="1.75cm" fo:min-width="2cm" loext:decorative="false"/>
      <style:paragraph-properties style:writing-mode="lr-tb"/>
    </style:style>
    <style:style style:name="gr3" style:family="graphic" style:parent-style-name="standard">
      <style:graphic-properties svg:stroke-color="#333333" draw:fill-color="#ffffff" draw:textarea-horizontal-align="justify" draw:textarea-vertical-align="middle" draw:auto-grow-height="false" fo:min-height="0.498cm" fo:min-width="1cm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d0d0d0" draw:textarea-horizontal-align="justify" draw:textarea-vertical-align="middle" draw:auto-grow-height="false" fo:min-height="3.25cm" fo:min-width="9cm" loext:decorative="false"/>
    </style:style>
    <style:style style:name="gr5" style:family="graphic">
      <style:graphic-properties style:protect="size" loext:decorative="false"/>
    </style:style>
    <style:style style:name="pr1" style:family="presentation" style:parent-style-name="기본값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d0d0d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 draw:opacity="100%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custom-shape draw:style-name="gr1" draw:text-style-name="P1" draw:layer="layout" svg:width="6.5cm" svg:height="3.5cm" svg:x="2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2cm" svg:x="2.5cm" svg:y="2.499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0.748cm" svg:x="3cm" svg:y="2.13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2cm" svg:x="5.4cm" svg:y="2.5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0.748cm" svg:x="5.9cm" svg:y="2.131cm">
          <text:p text:style-name="P2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5cm" svg:height="3.5cm" svg:x="9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5cm" svg:height="2cm" svg:x="9.5cm" svg:y="2.499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5cm" svg:height="0.748cm" svg:x="10cm" svg:y="2.13cm">
          <text:p text:style-name="P2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5cm" svg:height="2cm" svg:x="12.4cm" svg:y="2.5cm">
          <text:p text:style-name="P2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5cm" svg:height="0.748cm" svg:x="12.9cm" svg:y="2.131cm">
          <text:p text:style-name="P2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5cm" svg:height="3.5cm" svg:x="2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2cm" svg:x="2.5cm" svg:y="2.499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0.748cm" svg:x="3cm" svg:y="2.13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2cm" svg:x="5.4cm" svg:y="2.5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0.748cm" svg:x="5.9cm" svg:y="2.131cm">
          <text:p text:style-name="P2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2cm" svg:x="15.3cm" svg:y="2.501cm">
          <text:p text:style-name="P2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5cm" svg:height="0.748cm" svg:x="15.8cm" svg:y="2.132cm">
          <text:p text:style-name="P2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나눔고딕" svg:font-family="나눔고딕" style:font-family-generic="system" style:font-pitch="variable"/>
    <style:font-face style:name="나눔고딕1" svg:font-family="나눔고딕" style:font-family-generic="roman" style:font-pitch="variable"/>
    <style:font-face style:name="나눔명조" svg:font-family="나눔명조" style:font-family-generic="roman" style:font-pitch="variable"/>
    <style:font-face style:name="나눔명조1" svg:font-family="나눔명조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1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" style:font-family-asian="나눔고딕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나눔고딕1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나눔고딕1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1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나눔고딕1" fo:font-family="나눔고딕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10:46:49.980000000</meta:creation-date>
    <dc:date>2024-08-21T10:58:59.518000000</dc:date>
    <meta:editing-duration>PT12M8S</meta:editing-duration>
    <meta:editing-cycles>3</meta:editing-cycles>
    <meta:generator>LibreOffice/7.6.6.3$Windows_X86_64 LibreOffice_project/d97b2716a9a4a2ce1391dee1765565ea469b0ae7</meta:generator>
    <meta:document-statistic meta:object-count="40"/>
  </office:meta>
</office:document-meta>
</file>